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3709" style:vertical-align="top"/>
      <style:text-properties fo:color="#ffffd7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3709" style:text-align-source="fix" style:repeat-content="false" style:vertical-align="top"/>
      <style:paragraph-properties fo:text-align="end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3709" style:text-align-source="fix" style:repeat-content="false" style:vertical-align="top"/>
      <style:paragraph-properties fo:text-align="center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13709"/>
    </style:style>
    <style:style style:name="ce7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able-cell-properties fo:background-color="#813709"/>
    </style:style>
    <style:style style:name="ce11" style:family="table-cell" style:parent-style-name="Default" style:data-style-name="N121">
      <style:table-cell-properties fo:background-color="#ffe994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chine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row table:style-name="ro1">
          <table:table-cell table:style-name="ce1" office:value-type="string" calcext:value-type="string">
            <text:p>TIME SHEET</text:p>
          </table:table-cell>
          <table:table-cell table:style-name="ce1" table:number-columns-repeated="2"/>
          <table:table-cell table:style-name="ce4" office:value-type="string" calcext:value-type="string">
            <text:p>RATE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CHF/h</text:p>
          </table:table-cell>
          <table:table-cell table:style-name="ce6" table:number-columns-repeated="2"/>
          <table:table-cell table:style-name="ce10"/>
        </table:table-row>
        <table:table-row table:style-name="ro2">
          <table:table-cell table:style-name="ce1" table:number-columns-repeated="5"/>
          <table:table-cell table:style-name="ce6" table:number-columns-repeated="3"/>
          <table:table-cell table:style-name="ce10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 Task</text:p>
          </table:table-cell>
          <table:table-cell table:style-name="ce2" office:value-type="string" calcext:value-type="string">
            <text:p>Child Task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START 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ountersink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Assemble</text:p>
          </table:table-cell>
          <table:table-cell table:number-columns-repeated="2"/>
          <table:table-cell table:style-name="ce7" office:value-type="float" office:value="35" calcext:value-type="float">
            <text:p>35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Assemb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19/12/30</text:p>
          </table:table-cell>
          <table:table-cell table:style-name="ce3"/>
          <table:table-cell table:style-name="ce3" office:value-type="string" calcext:value-type="string">
            <text:p>PEDISTIL</text:p>
          </table:table-cell>
          <table:table-cell table:style-name="ce3" table:number-columns-repeated="5"/>
          <table:table-cell table:style-name="ce12" office:value-type="float" office:value="115" calcext:value-type="float">
            <text:p>11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Key Holes 18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Plastic Trim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wood holes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T-mould in keyboard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Sides keyboard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Plexi Holes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Keyboard</text:p>
          </table:table-cell>
          <table:table-cell table:style-name="ce3" table:number-columns-repeated="5"/>
          <table:table-cell table:style-name="ce12" office:value-type="float" office:value="130" calcext:value-type="float">
            <text:p>13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5" calcext:value-type="float">
            <text:p>9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20" calcext:value-type="float">
            <text:p>120 mi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Elevator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0" calcext:value-type="float">
            <text:p>9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30" calcext:value-type="float">
            <text:p>3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80" calcext:value-type="float">
            <text:p>18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90" calcext:value-type="float">
            <text:p>19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60" calcext:value-type="float">
            <text:p>6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5/23</text:p>
          </table:table-cell>
          <table:table-cell table:style-name="ce3"/>
          <table:table-cell table:style-name="ce3" office:value-type="string" calcext:value-type="string">
            <text:p>COMPLETE</text:p>
          </table:table-cell>
          <table:table-cell table:style-name="ce3" table:number-columns-repeated="5"/>
          <table:table-cell table:style-name="ce12" table:formula="of:=+SUM([.I4:.I33])" office:value-type="float" office:value="1010" calcext:value-type="float">
            <text:p>101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8"/>
          <table:table-cell/>
        </table:table-row>
        <table:table-row table:style-name="ro4">
          <table:table-cell table:number-columns-repeated="7"/>
          <table:table-cell table:style-name="ce9" office:value-type="string" calcext:value-type="string">
            <text:p>Min Cost</text:p>
          </table:table-cell>
          <table:table-cell table:style-name="ce13" table:formula="of:=+[.$E$1]/60*[.I34]" office:value-type="float" office:value="336.666666666667" calcext:value-type="float">
            <text:p>337 CHF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7"/>
          <table:table-cell table:style-name="ce9" office:value-type="string" calcext:value-type="string">
            <text:p>Final Cost</text:p>
          </table:table-cell>
          <table:table-cell table:style-name="ce13" office:value-type="float" office:value="350" calcext:value-type="float">
            <text:p>350 CHF</text:p>
          </table:table-cell>
        </table:table-row>
        <table:table-row table:style-name="ro3" table:number-rows-repeated="104853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1"/>
      <number:text> min</number:text>
    </number:number-style>
    <number:number-style style:name="N122">
      <number:number number:decimal-places="0" loext:min-decimal-places="0" number:min-integer-digits="1"/>
      <number:text> CHF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3:01:49.102179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1:59:57.669000000</meta:creation-date>
    <meta:generator>LibreOffice/6.4.7.2$Linux_X86_64 LibreOffice_project/40$Build-2</meta:generator>
    <dc:date>2023-04-14T13:02:33.875518810</dc:date>
    <meta:editing-duration>PT14M30S</meta:editing-duration>
    <meta:editing-cycles>4</meta:editing-cycles>
    <meta:document-statistic meta:table-count="1" meta:cell-count="88" meta:object-count="0"/>
  </office:meta>
</office:document-meta>
</file>